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3693" officeooo:paragraph-rsid="0018369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83693" officeooo:paragraph-rsid="00183693"/>
    </style:style>
    <style:style style:name="P3" style:family="paragraph" style:parent-style-name="Standard">
      <style:paragraph-properties fo:text-align="center" style:justify-single-word="false"/>
      <style:text-properties officeooo:rsid="00189b13" officeooo:paragraph-rsid="00189b13"/>
    </style:style>
    <style:style style:name="P4" style:family="paragraph" style:parent-style-name="Standard">
      <style:text-properties officeooo:rsid="00183693" officeooo:paragraph-rsid="00183693"/>
    </style:style>
    <style:style style:name="P5" style:family="paragraph" style:parent-style-name="Standard">
      <style:text-properties officeooo:rsid="001bee6c" officeooo:paragraph-rsid="001bee6c"/>
    </style:style>
    <style:style style:name="P6" style:family="paragraph" style:parent-style-name="Standard" style:list-style-name="L1">
      <style:text-properties officeooo:rsid="001bee6c" officeooo:paragraph-rsid="001d1296"/>
    </style:style>
    <style:style style:name="P7" style:family="paragraph" style:parent-style-name="Standard">
      <style:text-properties officeooo:rsid="001bee6c" officeooo:paragraph-rsid="001d1296"/>
    </style:style>
    <style:style style:name="P8" style:family="paragraph" style:parent-style-name="Standard">
      <style:text-properties officeooo:rsid="00207091" officeooo:paragraph-rsid="00207091"/>
    </style:style>
    <style:style style:name="P9" style:family="paragraph" style:parent-style-name="Standard" style:list-style-name="L2">
      <style:text-properties officeooo:rsid="00207091" officeooo:paragraph-rsid="00207091"/>
    </style:style>
    <style:style style:name="T1" style:family="text">
      <style:text-properties officeooo:rsid="00189b13"/>
    </style:style>
    <style:style style:name="T2" style:family="text">
      <style:text-properties officeooo:rsid="00197161"/>
    </style:style>
    <style:style style:name="T3" style:family="text">
      <style:text-properties officeooo:rsid="001991df"/>
    </style:style>
    <style:style style:name="T4" style:family="text">
      <style:text-properties officeooo:rsid="001b7e47"/>
    </style:style>
    <style:style style:name="T5" style:family="text">
      <style:text-properties officeooo:rsid="001d1296"/>
    </style:style>
    <style:style style:name="T6" style:family="text">
      <style:text-properties officeooo:rsid="00229c58"/>
    </style:style>
    <style:style style:name="T7" style:family="text">
      <style:text-properties officeooo:rsid="001d381a"/>
    </style:style>
    <style:style style:name="T8" style:family="text">
      <style:text-properties officeooo:rsid="00202f3d"/>
    </style:style>
    <style:style style:name="T9" style:family="text">
      <style:text-properties officeooo:rsid="002159be"/>
    </style:style>
    <style:style style:name="T10" style:family="text">
      <style:text-properties officeooo:rsid="00281ae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 Perryman</text:p>
      <text:p text:style-name="P2"><text:a xlink:type="simple" xlink:href="mailto:jon.perryman@gmail.com" text:style-name="Internet_20_link" text:visited-style-name="Visited_20_Internet_20_Link">jon.perryman@gmail.com</text:a></text:p>
      <text:p text:style-name="P2">650-559-0864</text:p>
      <text:p text:style-name="P3">Position: Senior back-end engineer for Rumble Studio</text:p>
      <text:p text:style-name="P4"/>
      <text:p text:style-name="P4"><text:span text:style-name="T1">This is not a typical resume because my skills are far beyond most computer professionals. Instead, I will focus on problems </text:span><text:span text:style-name="T2">that I believe </text:span><text:span text:style-name="T1">you are solving, </text:span><text:span text:style-name="T2">some suggestions on solving those problems </text:span><text:span text:style-name="T3">and how I can help Rumble overtake it’s strongest competitor (Google’s YouTube).</text:span><text:span text:style-name="T2"> </text:span><text:span text:style-name="T4">If a problem that interests you is not included, please feel free to bring it up for discussion.</text:span></text:p>
      <text:p text:style-name="P4"/>
      <text:p text:style-name="P5">Stopping Google from leading the industry down a black hole:</text:p>
      <text:list text:style-name="L1">
        <text:list-item>
          <text:p text:style-name="P6">Work smarter <text:span text:style-name="T5">with great design</text:span><text:span text:style-name="T6">s</text:span><text:span text:style-name="T5">. You can’t compete against massive resources (5M servers, 182K employees, massive amounts of self built software, influence over hardware).</text:span></text:p>
        </text:list-item>
        <text:list-item>
          <text:p text:style-name="P6"><text:s/><text:span text:style-name="T7">Take advantage of Google’s mistakes. </text:span><text:span text:style-name="T8">Google </text:span><text:span text:style-name="T9">modeled</text:span><text:span text:style-name="T8"> Go after C with it’s terrible inefficiencies </text:span><text:span text:style-name="T10">that everyone ignores</text:span><text:span text:style-name="T8">. They developed ChromeOS because Linux Desktop couldn’t compete with MS Windows (Despite not being free, Windows is still dominate).With 5M servers, why aren’t they using 2,000 core computers. </text:span></text:p>
        </text:list-item>
      </text:list>
      <text:p text:style-name="P7"/>
      <text:p text:style-name="P8">Distributed systems, latency, data consistency, fault tolerance, micro-services, interservice-comms, data consistency <text:span text:style-name="T9">and </text:span>deployment:</text:p>
      <text:list text:style-name="L2"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08:28:59.590268000</meta:creation-date>
    <dc:date>2025-04-18T09:24:52.436727900</dc:date>
    <meta:editing-duration>PT7H59M27S</meta:editing-duration>
    <meta:editing-cycles>3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0" meta:word-count="169" meta:character-count="1155" meta:non-whitespace-character-count="996"/>
  </office:meta>
</office:document-meta>
</file>